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6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8" office:value-type="string">
            <text:p>1.4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2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2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2.0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7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4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20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6.1</text:p>
          </table:table-cell>
          <table:table-cell table:number-columns-repeated="13"/>
          <table:table-cell table:style-name="ce5" office:value-type="string">
            <text:p>0.4.2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6.0</text:p>
          </table:table-cell>
          <table:table-cell table:style-name="ce16" office:value-type="string">
            <text:p>0.17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6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7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16" office:value-type="string">
            <text:p>0.2.0</text:p>
          </table:table-cell>
          <table:table-cell table:number-columns-repeated="3"/>
          <table:table-cell table:style-name="ce16" office:value-type="string">
            <text:p>1.4.0</text:p>
          </table:table-cell>
          <table:table-cell table:number-columns-repeated="2"/>
          <table:table-cell office:value-type="string">
            <office:annotation draw:style-name="gr1" draw:text-style-name="P1" svg:width="2.899cm" svg:height="1.139cm" svg:x="22.517cm" svg:y="10.45cm" draw:caption-point-x="-0.61cm" draw:caption-point-y="1.511cm">
              <dc:date>2023-03-07T00:00:00</dc:date>
              <text:p text:style-name="P1"><text:span text:style-name="T1">Used in batch file.</text:span></text:p>
            </office:annotation>
            <text:p>*</text:p>
          </table:table-cell>
          <table:table-cell table:style-name="ce19" office:value-type="string">
            <office:annotation draw:style-name="gr2" draw:text-style-name="P1" svg:width="2.899cm" svg:height="0.991cm" svg:x="23.82cm" svg:y="10.45cm" draw:caption-point-x="-0.61cm" draw:caption-point-y="1.511cm">
              <dc:date>2023-03-07T00:00:00</dc:date>
              <text:p text:style-name="P1"><text:span text:style-name="T1">Used in batch file.</text:span></text:p>
            </office:annotation>
            <text:p>*</text:p>
          </table:table-cell>
          <table:table-cell table:style-name="ce5" office:value-type="string">
            <text:p>0.9.2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6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2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07/03/2023</text:date>, <text:time>21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8M3S</meta:editing-duration>
    <meta:editing-cycles>85</meta:editing-cycles>
    <meta:generator>OpenOffice/4.1.13$Win32 OpenOffice.org_project/4113m1$Build-9810</meta:generator>
    <dc:date>2023-03-07T21:43:18.61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